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4.927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0.713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1.746cm"/>
    </style:style>
    <style:style style:name="co11" style:family="table-column">
      <style:table-column-properties fo:break-before="auto" style:column-width="0.575cm"/>
    </style:style>
    <style:style style:name="co12" style:family="table-column">
      <style:table-column-properties fo:break-before="auto" style:column-width="2.13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4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54cm" fo:break-before="auto" style:use-optimal-row-height="false"/>
    </style:style>
    <style:style style:name="ro5" style:family="table-row">
      <style:table-row-properties style:row-height="0.799cm" fo:break-before="auto" style:use-optimal-row-height="false"/>
    </style:style>
    <style:style style:name="ro6" style:family="table-row">
      <style:table-row-properties style:row-height="0.915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838cm" fo:break-before="auto" style:use-optimal-row-height="false"/>
    </style:style>
    <style:style style:name="ro9" style:family="table-row">
      <style:table-row-properties style:row-height="0.681cm" fo:break-before="auto" style:use-optimal-row-height="false"/>
    </style:style>
    <style:style style:name="ro10" style:family="table-row">
      <style:table-row-properties style:row-height="0.584cm" fo:break-before="auto" style:use-optimal-row-height="false"/>
    </style:style>
    <style:style style:name="ro11" style:family="table-row">
      <style:table-row-properties style:row-height="0.78cm" fo:break-before="auto" style:use-optimal-row-height="false"/>
    </style:style>
    <style:style style:name="ro12" style:family="table-row">
      <style:table-row-properties style:row-height="0.6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dddddd" style:rotation-angle="9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column table:style-name="co7" table:number-columns-repeated="5" table:default-cell-style-name="Default"/>
        <table:table-column table:style-name="co7" table:number-columns-repeated="2" table:default-cell-style-name="ce6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13" table:number-columns-repeated="969" table:default-cell-style-name="Default"/>
        <table:table-row table:style-name="ro1">
          <table:table-cell table:number-columns-repeated="2"/>
          <table:table-cell office:value-type="string">
            <text:p>TransforMap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table:number-columns-spanned="18" table:number-rows-spanned="1">
            <text:p>Needs fullfild by a community</text:p>
          </table:table-cell>
          <table:covered-table-cell table:number-columns-repeated="17"/>
          <table:table-cell table:style-name="ce4" office:value-type="string" table:number-columns-spanned="10" table:number-rows-spanned="1">
            <text:p>Mode of Interaction</text:p>
          </table:table-cell>
          <table:covered-table-cell table:number-columns-repeated="9"/>
          <table:table-cell table:style-name="ce4" office:value-type="string" table:number-columns-spanned="16" table:number-rows-spanned="1">
            <text:p>Identity</text:p>
          </table:table-cell>
          <table:covered-table-cell table:number-columns-repeated="15"/>
          <table:table-cell table:style-name="ce4" office:value-type="string" table:number-columns-spanned="5" table:number-rows-spanned="1">
            <text:p>Organic</text:p>
          </table:table-cell>
          <table:covered-table-cell table:number-columns-repeated="4"/>
          <table:table-cell table:style-name="ce4" office:value-type="string" table:number-columns-spanned="4" table:number-rows-spanned="1">
            <text:p>Weelchair accessible</text:p>
          </table:table-cell>
          <table:covered-table-cell table:number-columns-repeated="3"/>
          <table:table-cell table:number-columns-repeated="969"/>
        </table:table-row>
        <table:table-row table:style-name="ro2">
          <table:table-cell table:style-name="ce1" table:number-columns-repeated="2"/>
          <table:table-cell table:style-name="ce1" office:value-type="string">
            <text:p>food&amp;drink</text:p>
          </table:table-cell>
          <table:table-cell table:style-name="ce1" office:value-type="string">
            <text:p>water</text:p>
          </table:table-cell>
          <table:table-cell table:style-name="ce1" office:value-type="string">
            <text:p>land</text:p>
          </table:table-cell>
          <table:table-cell table:style-name="ce1" office:value-type="string">
            <text:p>mobility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culture</text:p>
          </table:table-cell>
          <table:table-cell table:style-name="ce1" office:value-type="string">
            <text:p>safty</text:p>
          </table:table-cell>
          <table:table-cell table:style-name="ce1" office:value-type="string">
            <text:p>housing</text:p>
          </table:table-cell>
          <table:table-cell table:style-name="ce1" office:value-type="string">
            <text:p>free space</text:p>
          </table:table-cell>
          <table:table-cell table:style-name="ce1" office:value-type="string">
            <text:p>objects of utility</text:p>
          </table:table-cell>
          <table:table-cell table:style-name="ce1" office:value-type="string">
            <text:p>cloth</text:p>
          </table:table-cell>
          <table:table-cell table:style-name="ce1" office:value-type="string">
            <text:p>Knowledge &amp; skills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mmunity</text:p>
          </table:table-cell>
          <table:table-cell table:style-name="ce1" office:value-type="string">
            <text:p>participation</text:p>
          </table:table-cell>
          <table:table-cell table:style-name="ce1" office:value-type="string">
            <text:p>spirituality</text:p>
          </table:table-cell>
          <table:table-cell table:style-name="ce1" office:value-type="string">
            <text:p>telecommunication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bay way of bartering</text:p>
          </table:table-cell>
          <table:table-cell table:style-name="ce1" office:value-type="string">
            <text:p>bay way of sharing</text:p>
          </table:table-cell>
          <table:table-cell table:style-name="ce1" office:value-type="string">
            <text:p>bay way of lending</text:p>
          </table:table-cell>
          <table:table-cell table:style-name="ce1" office:value-type="string">
            <text:p>bay way of renting</text:p>
          </table:table-cell>
          <table:table-cell table:style-name="ce1" office:value-type="string">
            <text:p>bay way of gifting</text:p>
          </table:table-cell>
          <table:table-cell table:style-name="ce1" office:value-type="string">
            <text:p>rebuy &amp; resell</text:p>
          </table:table-cell>
          <table:table-cell table:style-name="ce1" office:value-type="string">
            <text:p>Co-use</text:p>
          </table:table-cell>
          <table:table-cell table:style-name="ce1" office:value-type="string">
            <text:p>Di It Yourself &amp; together</text:p>
          </table:table-cell>
          <table:table-cell table:style-name="ce1" office:value-type="string">
            <text:p>Buy &amp; sell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collaborative economy</text:p>
          </table:table-cell>
          <table:table-cell table:style-name="ce1" office:value-type="string">
            <text:p>Commons</text:p>
          </table:table-cell>
          <table:table-cell table:style-name="ce1" office:value-type="string">
            <text:p>community based currencies</text:p>
          </table:table-cell>
          <table:table-cell table:style-name="ce1" office:value-type="string">
            <text:p>degrowth</text:p>
          </table:table-cell>
          <table:table-cell table:style-name="ce1" office:value-type="string">
            <text:p>demoneetizied economy</text:p>
          </table:table-cell>
          <table:table-cell table:style-name="ce1" office:value-type="string">
            <text:p>Economy for the Common Good</text:p>
          </table:table-cell>
          <table:table-cell table:style-name="ce1" office:value-type="string">
            <text:p>Global Ecovillage Network</text:p>
          </table:table-cell>
          <table:table-cell table:style-name="ce1" office:value-type="string">
            <text:p>Permaculture</text:p>
          </table:table-cell>
          <table:table-cell table:style-name="ce1" office:value-type="string">
            <text:p>solidary economy</text:p>
          </table:table-cell>
          <table:table-cell table:style-name="ce1" office:value-type="string">
            <text:p>Transition Initiative</text:p>
          </table:table-cell>
          <table:table-cell table:style-name="ce1" office:value-type="string">
            <text:p>subsistence economy</text:p>
          </table:table-cell>
          <table:table-cell table:style-name="ce1" office:value-type="string">
            <text:p>P2P economy</text:p>
          </table:table-cell>
          <table:table-cell table:style-name="ce7" office:value-type="string">
            <text:p>Second Hand</text:p>
          </table:table-cell>
          <table:table-cell table:style-name="ce7" office:value-type="string">
            <text:p>Fairtrade</text:p>
          </table:table-cell>
          <table:table-cell table:style-name="ce1" office:value-type="string">
            <text:p>Ecovillage</text:p>
          </table:table-cell>
          <table:table-cell office:value-type="string">
            <text:p>Unknown</text:p>
          </table:table-cell>
          <table:table-cell table:style-name="ce1" office:value-type="string">
            <text:p>only</text:p>
          </table:table-cell>
          <table:table-cell table:style-name="ce1" office:value-type="string">
            <text:p>Good Selection</text:p>
          </table:table-cell>
          <table:table-cell table:style-name="ce1" office:value-type="string">
            <text:p>Limited Selection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100% accessible</text:p>
          </table:table-cell>
          <table:table-cell table:style-name="ce1" office:value-type="string">
            <text:p>limited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unknown</text:p>
          </table:table-cell>
          <table:table-cell table:style-name="ce1" table:number-columns-repeated="969"/>
        </table:table-row>
        <table:table-row table:style-name="ro1">
          <table:table-cell office:value-type="string">
            <text:p>Gree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ustainable Living</text:p>
          </table:table-cell>
          <table:table-cell table:number-columns-repeated="1023"/>
        </table:table-row>
        <table:table-row table:style-name="ro1">
          <table:table-cell table:style-name="ce3" office:value-type="string" table:number-columns-spanned="1" table:number-rows-spanned="17">
            <text:p><text:s text:c="25"/>Green Economy</text:p>
          </table:table-cell>
          <table:table-cell office:value-type="string">
            <text:p>Farmers/Local Marke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covered-table-cell table:style-name="ce3"/>
          <table:table-cell office:value-type="string">
            <text:p>Healthy Dining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>
            <text:p>Eco Agricultire/Permacultur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Organic/Local Foo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>
            <text:p>Eco Product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3"/>
          <table:table-cell office:value-type="string">
            <text:p>Green Entreprice</text:p>
          </table:table-cell>
          <table:table-cell table:number-columns-repeated="10"/>
          <table:table-cell table:number-columns-repeated="2"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Green Store</text:p>
          </table:table-cell>
          <table:table-cell office:value-type="string">
            <text:p>x</text:p>
          </table:table-cell>
          <table:table-cell table:number-columns-repeated="8"/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3"/>
          <table:table-cell office:value-type="string">
            <text:p>Local Business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3"/>
          <table:table-cell office:value-type="string">
            <text:p>Reuse Shop/Market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29"/>
          <table:table-cell office:value-type="string">
            <text:p>x</text:p>
          </table:table-cell>
          <table:table-cell table:number-columns-repeated="981"/>
        </table:table-row>
        <table:table-row table:style-name="ro1">
          <table:covered-table-cell table:style-name="ce3"/>
          <table:table-cell office:value-type="string">
            <text:p>Fair Trad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0"/>
          <table:table-cell office:value-type="string">
            <text:p>x</text:p>
          </table:table-cell>
          <table:table-cell table:number-columns-repeated="980"/>
        </table:table-row>
        <table:table-row table:style-name="ro1">
          <table:covered-table-cell table:style-name="ce3"/>
          <table:table-cell office:value-type="string">
            <text:p>Responsible Company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Social Enterprise</text:p>
          </table:table-cell>
          <table:table-cell table:number-columns-repeated="10"/>
          <table:table-cell table:number-columns-repeated="2"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Ecotourism Resourc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3"/>
          <table:table-cell office:value-type="string">
            <text:p>Reuse <text:s text:c="2"/>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29"/>
          <table:table-cell office:value-type="string">
            <text:p>x</text:p>
          </table:table-cell>
          <table:table-cell table:number-columns-repeated="981"/>
        </table:table-row>
        <table:table-row table:style-name="ro3">
          <table:covered-table-cell table:style-name="ce3"/>
          <table:table-cell office:value-type="string">
            <text:p>Recycling</text:p>
          </table:table-cell>
          <table:table-cell table:number-columns-repeated="1022"/>
        </table:table-row>
        <table:table-row table:style-name="ro1">
          <table:covered-table-cell table:style-name="ce3"/>
          <table:table-cell office:value-type="string">
            <text:p>Rental/Share</text:p>
          </table:table-cell>
          <table:table-cell table:number-columns-repeated="8"/>
          <table:table-cell table:number-columns-repeated="3" office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3"/>
          <table:table-cell office:value-type="string">
            <text:p>Repair Shop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 table:number-columns-repeated="1010"/>
        </table:table-row>
        <table:table-row table:style-name="ro4">
          <table:table-cell table:style-name="ce3" office:value-type="string" table:number-columns-spanned="1" table:number-rows-spanned="15">
            <text:p><text:s text:c="11"/>Technology and Design</text:p>
          </table:table-cell>
          <table:table-cell office:value-type="string">
            <text:p>Solar Energy Sit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09"/>
        </table:table-row>
        <table:table-row table:style-name="ro1">
          <table:covered-table-cell table:style-name="ce3"/>
          <table:table-cell office:value-type="string">
            <text:p>Wind Energy Site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09"/>
        </table:table-row>
        <table:table-row table:style-name="ro1">
          <table:covered-table-cell table:style-name="ce3"/>
          <table:table-cell office:value-type="string">
            <text:p>Water Energy Site</text:p>
          </table:table-cell>
          <table:table-cell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09"/>
        </table:table-row>
        <table:table-row table:style-name="ro1">
          <table:covered-table-cell table:style-name="ce3"/>
          <table:table-cell office:value-type="string">
            <text:p>Water Recycling</text:p>
          </table:table-cell>
          <table:table-cell/>
          <table:table-cell office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3"/>
          <table:table-cell office:value-type="string">
            <text:p>Geothermal/Ground Heat Site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09"/>
        </table:table-row>
        <table:table-row table:style-name="ro1">
          <table:covered-table-cell table:style-name="ce3"/>
          <table:table-cell office:value-type="string">
            <text:p>Green Building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Green Roof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Self-Bulit House</text:p>
          </table:table-cell>
          <table:table-cell table:number-columns-repeated="4"/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Composting Sit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Scientific Research Sit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Green Technology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Greenhouse Gas Reduction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09"/>
        </table:table-row>
        <table:table-row table:style-name="ro1">
          <table:covered-table-cell table:style-name="ce3"/>
          <table:table-cell office:value-type="string">
            <text:p>Energy Conservation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09"/>
        </table:table-row>
        <table:table-row table:style-name="ro1">
          <table:covered-table-cell table:style-name="ce3"/>
          <table:table-cell office:value-type="string">
            <text:p>Paper Reduction Sit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>
            <text:p>Green Cleaning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5">
          <table:table-cell table:style-name="ce3" office:value-type="string" table:number-columns-spanned="1" table:number-rows-spanned="12">
            <text:p><text:s text:c="20"/>Mobility</text:p>
          </table:table-cell>
          <table:table-cell office:value-type="string">
            <text:p>Bicycle Site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>
            <text:p>Bicycle Path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string">
            <text:p>Bicycle Parking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covered-table-cell table:style-name="ce3"/>
          <table:table-cell office:value-type="string">
            <text:p>Pedestrian Friendly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string">
            <text:p>Wheelchair Accessibl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5"/>
          <table:table-cell table:number-columns-repeated="2" office:value-type="string">
            <text:p>x</text:p>
          </table:table-cell>
          <table:table-cell table:number-columns-repeated="971"/>
        </table:table-row>
        <table:table-row table:style-name="ro1">
          <table:covered-table-cell table:style-name="ce3"/>
          <table:table-cell office:value-type="string">
            <text:p>Public/Mass Transportation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covered-table-cell table:style-name="ce3"/>
          <table:table-cell office:value-type="string">
            <text:p>Light Rail/Bus Rapid Transi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covered-table-cell table:style-name="ce3"/>
          <table:table-cell office:value-type="string">
            <text:p>Water Transport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covered-table-cell table:style-name="ce3"/>
          <table:table-cell office:value-type="string">
            <text:p>Alternative Fuel/Vehicles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covered-table-cell table:style-name="ce3"/>
          <table:table-cell office:value-type="string">
            <text:p>Park ´N Ride Facility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covered-table-cell table:style-name="ce3"/>
          <table:table-cell office:value-type="string">
            <text:p>Traffic Hazard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string">
            <text:p>Caution Zone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6">
          <table:table-cell table:style-name="ce3" office:value-type="string" table:number-columns-spanned="1" table:number-rows-spanned="18">
            <text:p><text:s text:c="23"/>Hazards and Challenges</text:p>
          </table:table-cell>
          <table:table-cell office:value-type="string">
            <text:p>Blight Site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string">
            <text:p>Air Pollution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string">
            <text:p>Water Pollution Sourc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3"/>
          <table:table-cell office:value-type="string">
            <text:p>Waste Dump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Contaminated Site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>
            <text:p>Brownfield Sit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Vulnerable Sit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string">
            <text:p>Habitat at Ris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Deforest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Climate Changed Area</text:p>
          </table:table-cell>
          <table:table-cell table:number-columns-repeated="1022"/>
        </table:table-row>
        <table:table-row table:style-name="ro1">
          <table:covered-table-cell table:style-name="ce3"/>
          <table:table-cell office:value-type="string">
            <text:p>Disaster Are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string">
            <text:p>Abandoned Sit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string">
            <text:p>Unhealthy Spot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string">
            <text:p>Noise Pollution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>
            <text:p>Airpor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covered-table-cell table:style-name="ce3"/>
          <table:table-cell office:value-type="string">
            <text:p>Oil/Gas Facility</text:p>
          </table:table-cell>
          <table:table-cell table:number-columns-repeated="1022"/>
        </table:table-row>
        <table:table-row table:style-name="ro1">
          <table:covered-table-cell table:style-name="ce3"/>
          <table:table-cell office:value-type="string">
            <text:p>Nuclear Facilities &amp; Waste Site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string">
            <text:p>Mining Sit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7">
          <table:table-cell table:style-name="ce2" office:value-type="string">
            <text:p>Nature</text:p>
          </table:table-cell>
          <table:table-cell table:number-columns-repeated="1023"/>
        </table:table-row>
        <table:table-row table:style-name="ro1">
          <table:table-cell table:style-name="ce3" office:value-type="string" table:number-columns-spanned="1" table:number-rows-spanned="11">
            <text:p><text:s text:c="12"/>Land and Water</text:p>
          </table:table-cell>
          <table:table-cell office:value-type="string">
            <text:p>Waterfront/Riverside Park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Water Feature</text:p>
          </table:table-cell>
          <table:table-cell/>
          <table:table-cell office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3"/>
          <table:table-cell office:value-type="string">
            <text:p>Wetlands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Drinking Water Source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>
            <text:p>Natural Corridor/Greenwa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Geological Featu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6"/>
        </table:table-row>
        <table:table-row table:style-name="ro1">
          <table:covered-table-cell table:style-name="ce3"/>
          <table:table-cell office:value-type="string">
            <text:p>Eco-Design/Planning Feature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3"/>
          <table:table-cell office:value-type="string">
            <text:p>Cleaned-Up/Rebuilt Site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6"/>
        </table:table-row>
        <table:table-row table:style-name="ro1">
          <table:covered-table-cell table:style-name="ce3"/>
          <table:table-cell office:value-type="string">
            <text:p>Future Redevelopment Spac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Eco Landscapi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Shaded Boulevard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3"/>
        </table:table-row>
        <table:table-row table:style-name="ro8">
          <table:table-cell table:style-name="ce3" office:value-type="string" table:number-columns-spanned="1" table:number-rows-spanned="9">
            <text:p><text:s text:c="20"/>Flora</text:p>
          </table:table-cell>
          <table:table-cell office:value-type="string">
            <text:p>Public Forest/Natural Area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Special Tree</text:p>
          </table:table-cell>
          <table:table-cell table:number-columns-repeated="1022"/>
        </table:table-row>
        <table:table-row table:style-name="ro1">
          <table:covered-table-cell table:style-name="ce3"/>
          <table:table-cell office:value-type="string">
            <text:p>Native Forests/Plants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3"/>
        </table:table-row>
        <table:table-row table:style-name="ro3">
          <table:covered-table-cell table:style-name="ce3"/>
          <table:table-cell office:value-type="string">
            <text:p>Garde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>
            <text:p>Community Garde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>
            <text:p>Spring Blossoms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Autumn Leaves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Rapidly Renewable Plant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09"/>
        </table:table-row>
        <table:table-row table:style-name="ro1">
          <table:covered-table-cell table:style-name="ce3"/>
          <table:table-cell office:value-type="string">
            <text:p>Food Gathering Sit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1012"/>
        </table:table-row>
        <table:table-row table:style-name="ro9">
          <table:table-cell table:style-name="ce3" office:value-type="string" table:number-columns-spanned="1" table:number-rows-spanned="12">
            <text:p><text:s text:c="22"/>Fauna</text:p>
          </table:table-cell>
          <table:table-cell office:value-type="string">
            <text:p>Significant Habit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Wildlife Habit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Amphibian Habitat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Costal Habitat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Aquatic Habitat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Wildlife Center/Zoo</text:p>
          </table:table-cell>
          <table:table-cell table:number-columns-repeated="1022"/>
        </table:table-row>
        <table:table-row table:style-name="ro1">
          <table:covered-table-cell table:style-name="ce3"/>
          <table:table-cell office:value-type="string">
            <text:p>Protected/Cultivated Habit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Insect Watching Sit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Bird and Wildlife Watching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Duck Pond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Farm Animals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4"/>
        </table:table-row>
        <table:table-row table:style-name="ro3">
          <table:covered-table-cell table:style-name="ce3"/>
          <table:table-cell office:value-type="string">
            <text:p>Migration Zon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0">
          <table:table-cell table:style-name="ce3" office:value-type="string" table:number-columns-spanned="1" table:number-rows-spanned="14">
            <text:p><text:s text:c="19"/>Outdoor Activities</text:p>
          </table:table-cell>
          <table:table-cell office:value-type="string">
            <text:p>Park/Recreation Area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Public Space/Squa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Sport Site/Play with Nature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Eco-Tour/Nature Walk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Swimming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>
            <text:p>Canoe/Kayak Sit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>
            <text:p>Sailing/Row Boat Launch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>
            <text:p>Skating Sit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>
            <text:p>Dog Run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>
            <text:p>Snow Activity Sit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3">
          <table:covered-table-cell table:style-name="ce3"/>
          <table:table-cell office:value-type="string">
            <text:p>Camping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Scenic Vist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Sunrise/Sunset Sit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Star Gazing Sit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3"/>
        </table:table-row>
        <table:table-row table:style-name="ro11">
          <table:table-cell table:style-name="ce2" office:value-type="string">
            <text:p>Culture and Society</text:p>
          </table:table-cell>
          <table:table-cell table:number-columns-repeated="1023"/>
        </table:table-row>
        <table:table-row table:style-name="ro1">
          <table:table-cell table:style-name="ce3" office:value-type="string" table:number-columns-spanned="1" table:number-rows-spanned="19">
            <text:p><text:s text:c="26"/>Cultural Character</text:p>
          </table:table-cell>
          <table:table-cell office:value-type="string">
            <text:p>Cultural Sit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3"/>
          <table:table-cell office:value-type="string">
            <text:p>Museum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3"/>
          <table:table-cell office:value-type="string">
            <text:p>Art Spot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Cultural Performan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Local Music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6"/>
        </table:table-row>
        <table:table-row table:style-name="ro1">
          <table:covered-table-cell table:style-name="ce3"/>
          <table:table-cell office:value-type="string">
            <text:p>Lively Spot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string">
            <text:p>Artisan/Art Studio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Traditional Way of Lif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Historical Featur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Archaeological Sit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Traditional Neighborhood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Diverse Neighborhood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Community Center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Child Friendly Sit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Senior Friendly Sit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>
            <text:p>Eco-Spiritual Sit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06"/>
        </table:table-row>
        <table:table-row table:style-name="ro1">
          <table:covered-table-cell table:style-name="ce3"/>
          <table:table-cell office:value-type="string">
            <text:p>Green by Design</text:p>
          </table:table-cell>
          <table:table-cell table:number-columns-repeated="7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Alternative Health Resourc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Memorial/Site of Conscien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06"/>
        </table:table-row>
        <table:table-row table:style-name="ro12">
          <table:table-cell table:style-name="ce3" office:value-type="string" table:number-columns-spanned="1" table:number-rows-spanned="12">
            <text:p><text:s text:c="15"/>Eco-Information</text:p>
          </table:table-cell>
          <table:table-cell office:value-type="string">
            <text:p>Eco Information</text:p>
          </table:table-cell>
          <table:table-cell table:number-columns-repeated="9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Environmental Education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Green School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Public Library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Green Maps Availabl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Independent/Eco-Media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Online Resour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WiFi Spot</text:p>
          </table:table-cell>
          <table:table-cell table:number-columns-repeated="9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3"/>
          <table:table-cell office:value-type="string">
            <text:p>Pollution Monitor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Eco Certification</text:p>
          </table:table-cell>
          <table:table-cell table:number-columns-repeated="10"/>
          <table:table-cell table:number-columns-repeated="2"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Special Sit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6"/>
        </table:table-row>
        <table:table-row table:style-name="ro1">
          <table:covered-table-cell table:style-name="ce3"/>
          <table:table-cell office:value-type="string">
            <text:p>Appointment Needed</text:p>
          </table:table-cell>
          <table:table-cell table:number-columns-repeated="1022"/>
        </table:table-row>
        <table:table-row table:style-name="ro11">
          <table:table-cell table:style-name="ce3" office:value-type="string" table:number-columns-spanned="1" table:number-rows-spanned="14">
            <text:p><text:s text:c="18"/>Justice and Activism</text:p>
          </table:table-cell>
          <table:table-cell office:value-type="string">
            <text:p>Eco-Justice Organization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Eco Club/Organization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Significant Organisation/Agency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Volunteer Site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Eco Expert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Social Service</text:p>
          </table:table-cell>
          <table:table-cell table:number-columns-repeated="1022"/>
        </table:table-row>
        <table:table-row table:style-name="ro1">
          <table:covered-table-cell table:style-name="ce3"/>
          <table:table-cell office:value-type="string">
            <text:p>Food Bank</text:p>
          </table:table-cell>
          <table:table-cell office:value-type="string">
            <text:p>x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>
            <text:p>Vote Here</text:p>
          </table:table-cell>
          <table:table-cell table:number-columns-repeated="1022"/>
        </table:table-row>
        <table:table-row table:style-name="ro1">
          <table:covered-table-cell table:style-name="ce3"/>
          <table:table-cell office:value-type="string">
            <text:p>Free Speech Zon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covered-table-cell table:style-name="ce3"/>
          <table:table-cell office:value-type="string">
            <text:p>Poor Labor Practice</text:p>
          </table:table-cell>
          <table:table-cell table:number-columns-repeated="1022"/>
        </table:table-row>
        <table:table-row table:style-name="ro1">
          <table:covered-table-cell table:style-name="ce3"/>
          <table:table-cell office:value-type="string">
            <text:p>Unsustainable Land Us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Gentrific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Shanty Town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Refugee Area</text:p>
          </table:table-cell>
          <table:table-cell table:number-columns-repeated="5"/>
          <table:table-cell table:number-columns-repeated="3" office:value-type="string">
            <text:p>x</text:p>
          </table:table-cell>
          <table:table-cell table:number-columns-repeated="1014"/>
        </table:table-row>
        <table:table-row table:style-name="ro9">
          <table:table-cell table:style-name="ce3" office:value-type="string" table:number-columns-spanned="1" table:number-rows-spanned="16">
            <text:p><text:s text:c="19"/>Public Works and Landmarks</text:p>
          </table:table-cell>
          <table:table-cell office:value-type="string">
            <text:p>Waste Water Treament Plant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string">
            <text:p>Energy Infrastructure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09"/>
        </table:table-row>
        <table:table-row table:style-name="ro1">
          <table:covered-table-cell table:style-name="ce3"/>
          <table:table-cell office:value-type="string">
            <text:p>Solid Waste Transfer Station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string">
            <text:p>Landfi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>
            <text:p>Incinerator</text:p>
          </table:table-cell>
          <table:table-cell table:number-columns-repeated="1022"/>
        </table:table-row>
        <table:table-row table:style-name="ro1">
          <table:covered-table-cell table:style-name="ce3"/>
          <table:table-cell office:value-type="string">
            <text:p>Government Office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3"/>
          <table:table-cell office:value-type="string">
            <text:p>Hospital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School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Place of Worship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06"/>
        </table:table-row>
        <table:table-row table:style-name="ro1">
          <table:covered-table-cell table:style-name="ce3"/>
          <table:table-cell office:value-type="string">
            <text:p>Cementry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06"/>
        </table:table-row>
        <table:table-row table:style-name="ro3">
          <table:covered-table-cell table:style-name="ce3"/>
          <table:table-cell office:value-type="string">
            <text:p>Information Kiosk</text:p>
          </table:table-cell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Landmark Dining/Pub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6"/>
        </table:table-row>
        <table:table-row table:style-name="ro1">
          <table:covered-table-cell table:style-name="ce3"/>
          <table:table-cell office:value-type="string">
            <text:p>WC/Public Restroom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table-cell office:value-type="string">
            <text:p>Prison/Detention Center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3"/>
          <table:table-cell office:value-type="string">
            <text:p>Military Site</text:p>
          </table:table-cell>
          <table:table-cell table:number-columns-repeated="6"/>
          <table:table-cell table:style-name="ce5" office:value-type="string">
            <text:p>?</text:p>
          </table:table-cell>
          <table:table-cell table:number-columns-repeated="1015"/>
        </table:table-row>
        <table:table-row table:style-name="ro3">
          <table:covered-table-cell table:style-name="ce3"/>
          <table:table-cell office:value-type="string">
            <text:p>Landmark <text:s/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3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19.06.2015</text:date>, <text:time>10:58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 </meta:initial-creator>
    <meta:creation-date>2015-06-19T07:18:31.37</meta:creation-date>
    <dc:date>2015-06-19T10:58:51.28</dc:date>
    <dc:creator>ts </dc:creator>
    <meta:editing-duration>PT3H40M14S</meta:editing-duration>
    <meta:editing-cycles>17</meta:editing-cycles>
    <meta:generator>OpenOffice/4.1.1$Win32 OpenOffice.org_project/411m6$Build-9775</meta:generator>
    <meta:document-statistic meta:table-count="3" meta:cell-count="592" meta:object-count="0"/>
  </office:meta>
</office:document-meta>
</file>